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21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199.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illing_agency_on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unity Devel</text:p>
          </table:table-cell>
          <table:table-cell office:value-type="string" calcext:value-type="string">
            <text:p>Municipal Court</text:p>
          </table:table-cell>
          <table:table-cell office:value-type="float" office:value="90000" calcext:value-type="float">
            <text:p>90000</text:p>
          </table:table-cell>
          <table:table-cell table:formula="of:=CONCATENATE([.A1];&quot; [&quot;;[.C1];&quot;] &quot;;[.B1])" office:value-type="string" office:string-value="Community Devel [90000] Municipal Court" calcext:value-type="string">
            <text:p>Community Devel [90000] Municipal Court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Building Inspec</text:p>
          </table:table-cell>
          <table:table-cell office:value-type="float" office:value="62598" calcext:value-type="float">
            <text:p>62598</text:p>
          </table:table-cell>
          <table:table-cell table:formula="of:=CONCATENATE([.A2];&quot; [&quot;;[.C2];&quot;] &quot;;[.B2])" office:value-type="string" office:string-value="Engineering [62598] Building Inspec" calcext:value-type="string">
            <text:p>Engineering [62598] Building Inspec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Community Devel</text:p>
          </table:table-cell>
          <table:table-cell office:value-type="float" office:value="38090" calcext:value-type="float">
            <text:p>38090</text:p>
          </table:table-cell>
          <table:table-cell table:formula="of:=CONCATENATE([.A3];&quot; [&quot;;[.C3];&quot;] &quot;;[.B3])" office:value-type="string" office:string-value="Engineering [38090] Community Devel" calcext:value-type="string">
            <text:p>Engineering [38090] Community Devel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Economic Develo</text:p>
          </table:table-cell>
          <table:table-cell office:value-type="float" office:value="59539" calcext:value-type="float">
            <text:p>59539</text:p>
          </table:table-cell>
          <table:table-cell table:formula="of:=CONCATENATE([.A4];&quot; [&quot;;[.C4];&quot;] &quot;;[.B4])" office:value-type="string" office:string-value="Engineering [59539] Economic Develo" calcext:value-type="string">
            <text:p>Engineering [59539] Economic Develo</text:p>
          </table:table-cell>
        </table:table-row>
        <table:table-row table:style-name="ro1">
          <table:table-cell table:number-columns-repeated="2" office:value-type="string" calcext:value-type="string">
            <text:p>Engineering</text:p>
          </table:table-cell>
          <table:table-cell office:value-type="float" office:value="13080" calcext:value-type="float">
            <text:p>13080</text:p>
          </table:table-cell>
          <table:table-cell table:formula="of:=CONCATENATE([.A5];&quot; [&quot;;[.C5];&quot;] &quot;;[.B5])" office:value-type="string" office:string-value="Engineering [13080] Engineering" calcext:value-type="string">
            <text:p>Engineering [13080] Engineering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Fire</text:p>
          </table:table-cell>
          <table:table-cell office:value-type="float" office:value="278163" calcext:value-type="float">
            <text:p>278163</text:p>
          </table:table-cell>
          <table:table-cell table:formula="of:=CONCATENATE([.A6];&quot; [&quot;;[.C6];&quot;] &quot;;[.B6])" office:value-type="string" office:string-value="Engineering [278163] Fire" calcext:value-type="string">
            <text:p>Engineering [278163] Fir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Human Resources</text:p>
          </table:table-cell>
          <table:table-cell office:value-type="float" office:value="33767" calcext:value-type="float">
            <text:p>33767</text:p>
          </table:table-cell>
          <table:table-cell table:formula="of:=CONCATENATE([.A7];&quot; [&quot;;[.C7];&quot;] &quot;;[.B7])" office:value-type="string" office:string-value="Engineering [33767] Human Resources" calcext:value-type="string">
            <text:p>Engineering [33767] Human Resources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nformation Tec</text:p>
          </table:table-cell>
          <table:table-cell office:value-type="float" office:value="969" calcext:value-type="float">
            <text:p>969</text:p>
          </table:table-cell>
          <table:table-cell table:formula="of:=CONCATENATE([.A8];&quot; [&quot;;[.C8];&quot;] &quot;;[.B8])" office:value-type="string" office:string-value="Engineering [969] Information Tec" calcext:value-type="string">
            <text:p>Engineering [969] Information Tec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Library</text:p>
          </table:table-cell>
          <table:table-cell office:value-type="float" office:value="3537" calcext:value-type="float">
            <text:p>3537</text:p>
          </table:table-cell>
          <table:table-cell table:formula="of:=CONCATENATE([.A9];&quot; [&quot;;[.C9];&quot;] &quot;;[.B9])" office:value-type="string" office:string-value="Engineering [3537] Library" calcext:value-type="string">
            <text:p>Engineering [3537] Library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Parks</text:p>
          </table:table-cell>
          <table:table-cell office:value-type="float" office:value="14111" calcext:value-type="float">
            <text:p>14111</text:p>
          </table:table-cell>
          <table:table-cell table:formula="of:=CONCATENATE([.A10];&quot; [&quot;;[.C10];&quot;] &quot;;[.B10])" office:value-type="string" office:string-value="Engineering [14111] Parks" calcext:value-type="string">
            <text:p>Engineering [14111] Parks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Planning</text:p>
          </table:table-cell>
          <table:table-cell office:value-type="float" office:value="79364" calcext:value-type="float">
            <text:p>79364</text:p>
          </table:table-cell>
          <table:table-cell table:formula="of:=CONCATENATE([.A11];&quot; [&quot;;[.C11];&quot;] &quot;;[.B11])" office:value-type="string" office:string-value="Engineering [79364] Planning" calcext:value-type="string">
            <text:p>Engineering [79364] Planning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Police</text:p>
          </table:table-cell>
          <table:table-cell office:value-type="float" office:value="611303" calcext:value-type="float">
            <text:p>611303</text:p>
          </table:table-cell>
          <table:table-cell table:formula="of:=CONCATENATE([.A12];&quot; [&quot;;[.C12];&quot;] &quot;;[.B12])" office:value-type="string" office:string-value="Engineering [611303] Police" calcext:value-type="string">
            <text:p>Engineering [611303] Polic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Streets</text:p>
          </table:table-cell>
          <table:table-cell office:value-type="float" office:value="55152" calcext:value-type="float">
            <text:p>55152</text:p>
          </table:table-cell>
          <table:table-cell table:formula="of:=CONCATENATE([.A13];&quot; [&quot;;[.C13];&quot;] &quot;;[.B13])" office:value-type="string" office:string-value="Engineering [55152] Streets" calcext:value-type="string">
            <text:p>Engineering [55152] Streets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Traffic Enginee</text:p>
          </table:table-cell>
          <table:table-cell office:value-type="float" office:value="54539" calcext:value-type="float">
            <text:p>54539</text:p>
          </table:table-cell>
          <table:table-cell table:formula="of:=CONCATENATE([.A14];&quot; [&quot;;[.C14];&quot;] &quot;;[.B14])" office:value-type="string" office:string-value="Engineering [54539] Traffic Enginee" calcext:value-type="string">
            <text:p>Engineering [54539] Traffic Enginee</text:p>
          </table:table-cell>
        </table:table-row>
        <table:table-row table:style-name="ro1">
          <table:table-cell office:value-type="string" calcext:value-type="string">
            <text:p>Information Tec</text:p>
          </table:table-cell>
          <table:table-cell office:value-type="string" calcext:value-type="string">
            <text:p>Library</text:p>
          </table:table-cell>
          <table:table-cell office:value-type="float" office:value="23940" calcext:value-type="float">
            <text:p>23940</text:p>
          </table:table-cell>
          <table:table-cell table:formula="of:=CONCATENATE([.A15];&quot; [&quot;;[.C15];&quot;] &quot;;[.B15])" office:value-type="string" office:string-value="Information Tec [23940] Library" calcext:value-type="string">
            <text:p>Information Tec [23940] Library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Community Devel</text:p>
          </table:table-cell>
          <table:table-cell office:value-type="float" office:value="41500" calcext:value-type="float">
            <text:p>41500</text:p>
          </table:table-cell>
          <table:table-cell table:formula="of:=CONCATENATE([.A16];&quot; [&quot;;[.C16];&quot;] &quot;;[.B16])" office:value-type="string" office:string-value="Planning [41500] Community Devel" calcext:value-type="string">
            <text:p>Planning [41500] Community Devel</text:p>
          </table:table-cell>
        </table:table-row>
        <table:table-row table:style-name="ro1">
          <table:table-cell office:value-type="string" calcext:value-type="string">
            <text:p>Traffic Enginee</text:p>
          </table:table-cell>
          <table:table-cell office:value-type="string" calcext:value-type="string">
            <text:p>Building Inspec</text:p>
          </table:table-cell>
          <table:table-cell office:value-type="float" office:value="1698.7" calcext:value-type="float">
            <text:p>1698.7</text:p>
          </table:table-cell>
          <table:table-cell table:formula="of:=CONCATENATE([.A17];&quot; [&quot;;[.C17];&quot;] &quot;;[.B17])" office:value-type="string" office:string-value="Traffic Enginee [1698.7] Building Inspec" calcext:value-type="string">
            <text:p>Traffic Enginee [1698.7] Building Inspec</text:p>
          </table:table-cell>
        </table:table-row>
        <table:table-row table:style-name="ro1">
          <table:table-cell office:value-type="string" calcext:value-type="string">
            <text:p>Traffic Enginee</text:p>
          </table:table-cell>
          <table:table-cell office:value-type="string" calcext:value-type="string">
            <text:p>Clerk</text:p>
          </table:table-cell>
          <table:table-cell office:value-type="float" office:value="970.97" calcext:value-type="float">
            <text:p>970.97</text:p>
          </table:table-cell>
          <table:table-cell table:formula="of:=CONCATENATE([.A18];&quot; [&quot;;[.C18];&quot;] &quot;;[.B18])" office:value-type="string" office:string-value="Traffic Enginee [970.97] Clerk" calcext:value-type="string">
            <text:p>Traffic Enginee [970.97] Clerk</text:p>
          </table:table-cell>
        </table:table-row>
        <table:table-row table:style-name="ro1">
          <table:table-cell office:value-type="string" calcext:value-type="string">
            <text:p>Traffic Enginee</text:p>
          </table:table-cell>
          <table:table-cell office:value-type="string" calcext:value-type="string">
            <text:p>Engineering</text:p>
          </table:table-cell>
          <table:table-cell office:value-type="float" office:value="6856.86" calcext:value-type="float">
            <text:p>6856.86</text:p>
          </table:table-cell>
          <table:table-cell table:formula="of:=CONCATENATE([.A19];&quot; [&quot;;[.C19];&quot;] &quot;;[.B19])" office:value-type="string" office:string-value="Traffic Enginee [6856.86] Engineering" calcext:value-type="string">
            <text:p>Traffic Enginee [6856.86] Engineering</text:p>
          </table:table-cell>
        </table:table-row>
        <table:table-row table:style-name="ro1">
          <table:table-cell office:value-type="string" calcext:value-type="string">
            <text:p>Traffic Enginee</text:p>
          </table:table-cell>
          <table:table-cell office:value-type="string" calcext:value-type="string">
            <text:p>Fire</text:p>
          </table:table-cell>
          <table:table-cell office:value-type="float" office:value="120575.71" calcext:value-type="float">
            <text:p>120575.71</text:p>
          </table:table-cell>
          <table:table-cell table:formula="of:=CONCATENATE([.A20];&quot; [&quot;;[.C20];&quot;] &quot;;[.B20])" office:value-type="string" office:string-value="Traffic Enginee [120575.71] Fire" calcext:value-type="string">
            <text:p>Traffic Enginee [120575.71] Fire</text:p>
          </table:table-cell>
        </table:table-row>
        <table:table-row table:style-name="ro1">
          <table:table-cell office:value-type="string" calcext:value-type="string">
            <text:p>Traffic Enginee</text:p>
          </table:table-cell>
          <table:table-cell office:value-type="string" calcext:value-type="string">
            <text:p>Library</text:p>
          </table:table-cell>
          <table:table-cell office:value-type="float" office:value="3658.58" calcext:value-type="float">
            <text:p>3658.58</text:p>
          </table:table-cell>
          <table:table-cell table:formula="of:=CONCATENATE([.A21];&quot; [&quot;;[.C21];&quot;] &quot;;[.B21])" office:value-type="string" office:string-value="Traffic Enginee [3658.58] Library" calcext:value-type="string">
            <text:p>Traffic Enginee [3658.58] Library</text:p>
          </table:table-cell>
        </table:table-row>
        <table:table-row table:style-name="ro1">
          <table:table-cell office:value-type="string" calcext:value-type="string">
            <text:p>Traffic Enginee</text:p>
          </table:table-cell>
          <table:table-cell office:value-type="string" calcext:value-type="string">
            <text:p>Parks</text:p>
          </table:table-cell>
          <table:table-cell office:value-type="float" office:value="31139.55" calcext:value-type="float">
            <text:p>31139.55</text:p>
          </table:table-cell>
          <table:table-cell table:formula="of:=CONCATENATE([.A22];&quot; [&quot;;[.C22];&quot;] &quot;;[.B22])" office:value-type="string" office:string-value="Traffic Enginee [31139.55] Parks" calcext:value-type="string">
            <text:p>Traffic Enginee [31139.55] Parks</text:p>
          </table:table-cell>
        </table:table-row>
        <table:table-row table:style-name="ro1">
          <table:table-cell office:value-type="string" calcext:value-type="string">
            <text:p>Traffic Enginee</text:p>
          </table:table-cell>
          <table:table-cell office:value-type="string" calcext:value-type="string">
            <text:p>Police</text:p>
          </table:table-cell>
          <table:table-cell office:value-type="float" office:value="277014.8" calcext:value-type="float">
            <text:p>277014.8</text:p>
          </table:table-cell>
          <table:table-cell table:formula="of:=CONCATENATE([.A23];&quot; [&quot;;[.C23];&quot;] &quot;;[.B23])" office:value-type="string" office:string-value="Traffic Enginee [277014.8] Police" calcext:value-type="string">
            <text:p>Traffic Enginee [277014.8] Police</text:p>
          </table:table-cell>
        </table:table-row>
        <table:table-row table:style-name="ro1">
          <table:table-cell office:value-type="string" calcext:value-type="string">
            <text:p>Traffic Enginee</text:p>
          </table:table-cell>
          <table:table-cell office:value-type="string" calcext:value-type="string">
            <text:p>Streets</text:p>
          </table:table-cell>
          <table:table-cell office:value-type="float" office:value="31922.67" calcext:value-type="float">
            <text:p>31922.67</text:p>
          </table:table-cell>
          <table:table-cell table:formula="of:=CONCATENATE([.A24];&quot; [&quot;;[.C24];&quot;] &quot;;[.B24])" office:value-type="string" office:string-value="Traffic Enginee [31922.67] Streets" calcext:value-type="string">
            <text:p>Traffic Enginee [31922.67] Stree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12:25:41.433059779</dc:date>
    <meta:editing-duration>PT9M14S</meta:editing-duration>
    <meta:editing-cycles>1</meta:editing-cycles>
    <meta:document-statistic meta:table-count="1" meta:cell-count="96" meta:object-count="0"/>
    <meta:generator>LibreOffice/6.0.7.3$Linux_X86_64 LibreOffice_project/00m0$Build-3</meta:generator>
  </office:meta>
</office:document-meta>
</file>